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Midterm Grad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ardi (20605802)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string" calcext:value-type="string">
            <text:p>Average</text:p>
          </table:table-cell>
          <table:table-cell table:formula="of:=AVERAGE([.B2:.B18])" office:value-type="float" office:value="0.602941176470588" calcext:value-type="float">
            <text:p>0.6029411765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Std. Dev</text:p>
          </table:table-cell>
          <table:table-cell table:formula="of:=STDEV([.B2:.B18])" office:value-type="float" office:value="0.227397358875448" calcext:value-type="float">
            <text:p>0.2273973589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ez (20601499)</text:p>
          </table:table-cell>
          <table:table-cell table:formula="of:=1/10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razia (20606809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s (205856318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eta (20552420)</text:p>
          </table:table-cell>
          <table:table-cell table:formula="of:=2/10"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rlammert (20559780)</text:p>
          </table:table-cell>
          <table:table-cell table:formula="of:=3/1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doza (20605336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ck (20528673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rdom (20525448)</text:p>
          </table:table-cell>
          <table:table-cell table:formula="of:=7.5/10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(20605517)</text:p>
          </table:table-cell>
          <table:table-cell table:formula="of:=9/10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wah (20564853)</text:p>
          </table:table-cell>
          <table:table-cell table:formula="of:=7/10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(20513195)</text:p>
          </table:table-cell>
          <table:table-cell table:formula="of:=6/10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jillo (20594079)</text:p>
          </table:table-cell>
          <table:table-cell table:formula="of:=6.5/1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eri (20543188)</text:p>
          </table:table-cell>
          <table:table-cell table:formula="of:=4.5/10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son (20612875)</text:p>
          </table:table-cell>
          <table:table-cell table:formula="of:=8/10" office:value-type="float" office:value="0.8" calcext:value-type="float">
            <text:p>0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9:13:22.081891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0-02T20:19:55.575069604</dc:date>
    <meta:editing-duration>PT52M</meta:editing-duration>
    <meta:editing-cycles>4</meta:editing-cycles>
    <meta:generator>LibreOffice/5.1.6.2$Linux_X86_64 LibreOffice_project/10m0$Build-2</meta:generator>
    <meta:document-statistic meta:table-count="1" meta:cell-count="40" meta:object-count="0"/>
  </office:meta>
</office:document-meta>
</file>